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dc660" officeooo:paragraph-rsid="006dc66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weight="bold" officeooo:rsid="006be952" officeooo:paragraph-rsid="006be952" style:font-weight-asian="bold" style:font-weight-complex="bold"/>
    </style:style>
    <style:style style:name="P4" style:family="paragraph" style:parent-style-name="Standard" style:list-style-name="L1">
      <style:text-properties style:font-name="DejaVu Sans Condensed" officeooo:paragraph-rsid="0063ddef"/>
    </style:style>
    <style:style style:name="P5" style:family="paragraph" style:parent-style-name="Standard" style:list-style-name="L1">
      <style:text-properties style:font-name="DejaVu Sans Condensed" officeooo:paragraph-rsid="0066fee5"/>
    </style:style>
    <style:style style:name="P6" style:family="paragraph" style:parent-style-name="Standard" style:list-style-name="L1">
      <style:text-properties style:font-name="DejaVu Sans Condensed" officeooo:paragraph-rsid="0064a103"/>
    </style:style>
    <style:style style:name="P7" style:family="paragraph" style:parent-style-name="Standard" style:list-style-name="L1">
      <style:text-properties style:font-name="DejaVu Sans Condensed" officeooo:paragraph-rsid="00667ec7"/>
    </style:style>
    <style:style style:name="P8" style:family="paragraph" style:parent-style-name="Standard" style:list-style-name="L1">
      <style:text-properties style:font-name="DejaVu Sans Condensed" fo:font-size="12pt" fo:font-weight="bold" officeooo:rsid="0063ddef" officeooo:paragraph-rsid="0063ddef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DejaVu Sans Condensed" fo:font-size="12pt" fo:font-weight="bold" officeooo:rsid="0064a103" officeooo:paragraph-rsid="0064a103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2pt" fo:font-weight="bold" officeooo:rsid="006be952" officeooo:paragraph-rsid="006be952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DejaVu Sans Condensed" fo:font-size="12pt" fo:font-weight="normal" officeooo:rsid="0063ddef" officeooo:paragraph-rsid="0063dde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DejaVu Sans Condensed" fo:font-size="12pt" fo:font-weight="normal" officeooo:rsid="0064a103" officeooo:paragraph-rsid="0064a103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DejaVu Sans Condensed" fo:font-size="12pt" fo:font-weight="normal" officeooo:rsid="0064a103" officeooo:paragraph-rsid="0064a10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DejaVu Sans Condensed" fo:font-size="12pt" fo:font-weight="normal" officeooo:paragraph-rsid="006862b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DejaVu Sans Condensed" fo:font-size="12pt" fo:font-weight="normal" officeooo:rsid="006862bf" officeooo:paragraph-rsid="006862bf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DejaVu Sans Condensed" officeooo:rsid="0064a103" officeooo:paragraph-rsid="0064a103"/>
    </style:style>
    <style:style style:name="P17" style:family="paragraph" style:parent-style-name="Standard" style:list-style-name="L2">
      <style:text-properties style:font-name="DejaVu Sans Condensed" officeooo:rsid="006be952" officeooo:paragraph-rsid="006be952"/>
    </style:style>
    <style:style style:name="P18" style:family="paragraph" style:parent-style-name="Standard" style:list-style-name="L4">
      <style:text-properties style:font-name="DejaVu Sans Condensed" officeooo:paragraph-rsid="006be952"/>
    </style:style>
    <style:style style:name="P19" style:family="paragraph" style:parent-style-name="Standard" style:list-style-name="L4">
      <style:text-properties style:font-name="DejaVu Sans Condensed" officeooo:rsid="00559dbe" officeooo:paragraph-rsid="006be952"/>
    </style:style>
    <style:style style:name="P20" style:family="paragraph" style:parent-style-name="Standard" style:list-style-name="L2">
      <style:text-properties officeooo:paragraph-rsid="006be952"/>
    </style:style>
    <style:style style:name="P21" style:family="paragraph" style:parent-style-name="Standard" style:list-style-name="L3">
      <style:text-properties officeooo:paragraph-rsid="006be952"/>
    </style:style>
    <style:style style:name="P22" style:family="paragraph" style:parent-style-name="Standard" style:list-style-name="L4">
      <style:text-properties officeooo:paragraph-rsid="006be952"/>
    </style:style>
    <style:style style:name="P23" style:family="paragraph" style:parent-style-name="Standard">
      <style:paragraph-properties fo:text-align="start" style:justify-single-word="false"/>
      <style:text-properties officeooo:paragraph-rsid="006ea23b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ea23b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ea23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fee5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63ddef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6fee5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4a10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667ec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6862bf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619dd4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62985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660cac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51d44e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63dde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66fee5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64a103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19dd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64362b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f7ae2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5c7a9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527651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51d44e" style:font-size-asian="12pt" style:font-size-complex="12pt"/>
    </style:style>
    <style:style style:name="T24" style:family="text">
      <style:text-properties fo:font-size="12pt" officeooo:rsid="004f7ae2" style:font-size-asian="12pt" style:font-size-complex="12pt"/>
    </style:style>
    <style:style style:name="T25" style:family="text">
      <style:text-properties fo:font-size="12pt" officeooo:rsid="0050f674" style:font-size-asian="12pt" style:font-size-complex="12pt"/>
    </style:style>
    <style:style style:name="T26" style:family="text">
      <style:text-properties fo:font-size="12pt" officeooo:rsid="00527651" style:font-size-asian="12pt" style:font-size-complex="12pt"/>
    </style:style>
    <style:style style:name="T27" style:family="text">
      <style:text-properties fo:font-size="12pt" officeooo:rsid="005db8ab" style:font-size-asian="12pt" style:font-size-complex="12pt"/>
    </style:style>
    <style:style style:name="T28" style:family="text">
      <style:text-properties fo:font-size="12pt" officeooo:rsid="00660cac" style:font-size-asian="12pt" style:font-size-complex="12pt"/>
    </style:style>
    <style:style style:name="T29" style:family="text">
      <style:text-properties style:font-name="DejaVu Sans Condensed" fo:font-size="12pt" fo:font-weight="bold" officeooo:rsid="0063ddef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b70f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1f538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6a0065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a2d93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619dd4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db8ab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5c7a9b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normal" officeooo:rsid="00619dd4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normal" officeooo:rsid="00667040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weight="bold" style:font-weight-asian="bold" style:font-weight-complex="bold"/>
    </style:style>
    <style:style style:name="T41" style:family="text">
      <style:text-properties style:font-name="DejaVu Sans Condensed" fo:font-weight="bold" officeooo:rsid="0050f674" style:font-weight-asian="bold" style:font-weight-complex="bold"/>
    </style:style>
    <style:style style:name="T42" style:family="text">
      <style:text-properties style:font-name="DejaVu Sans Condensed" fo:font-weight="bold" officeooo:rsid="006a3cba" style:font-weight-asian="bold" style:font-weight-complex="bold"/>
    </style:style>
    <style:style style:name="T43" style:family="text">
      <style:text-properties style:font-name="DejaVu Sans Condensed" fo:font-weight="normal" officeooo:rsid="005c7a9b" style:font-weight-asian="normal" style:font-weight-complex="normal"/>
    </style:style>
    <style:style style:name="T44" style:family="text">
      <style:text-properties style:font-name="DejaVu Sans Condensed" officeooo:rsid="0050f674"/>
    </style:style>
    <style:style style:name="T45" style:family="text">
      <style:text-properties officeooo:rsid="0064a103"/>
    </style:style>
    <style:style style:name="T46" style:family="text">
      <style:text-properties officeooo:rsid="0066fee5"/>
    </style:style>
    <style:style style:name="T4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47">xx</text:span> - Controls</text:p>
          </table:table-cell>
          <table:table-cell table:style-name="Table1.A1" office:value-type="string">
            <text:p text:style-name="P25">2xx - Ground</text:p>
          </table:table-cell>
          <table:table-cell table:style-name="Table1.C1" office:value-type="string">
            <text:p text:style-name="P25">3xx - Flight</text:p>
          </table:table-cell>
          <table:table-cell table:style-name="Table1.D1" office:value-type="string">
            <text:p text:style-name="P25">4xx - A2A</text:p>
          </table:table-cell>
          <table:table-cell table:style-name="Table1.D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3"><text:span text:style-name="T30">3</text:span><text:span text:style-name="T31">0</text:span><text:span text:style-name="T32">2</text:span><text:span text:style-name="T33"> - </text:span><text:span text:style-name="T34">Flight - </text:span><text:span text:style-name="T29">VREST page and weight limits</text:span></text:p>
      <text:p text:style-name="P1"/>
      <text:p text:style-name="P2">VREST page</text:p>
      <text:list text:style-name="L1">
        <text:list-item>
          <text:p text:style-name="P4"><text:span text:style-name="T5">S</text:span><text:span text:style-name="T4">hows aircraft weight and limits for Vertical Landing, Vertical Takeoff, and Short Takeoff.</text:span><text:bookmark text:name="page470R_mcid99"/><text:span text:style-name="T4"> <text:s/>VREST</text:span><text:bookmark text:name="page470R_mcid100"/><text:span text:style-name="T4"> </text:span><text:bookmark text:name="page470R_mcid101"/><text:span text:style-name="T5">menu option</text:span><text:span text:style-name="T4"> is</text:span><text:bookmark text:name="page470R_mcid102"/><text:span text:style-name="T4"> only</text:span><text:bookmark text:name="page470R_mcid103"/><text:span text:style-name="T4"> visible</text:span><text:bookmark text:name="page470R_mcid104"/><text:span text:style-name="T4"> in</text:span><text:bookmark text:name="page470R_mcid106"/><text:span text:style-name="T4"> NAV or VSTOL Master</text:span><text:bookmark text:name="page470R_mcid108"/><text:span text:style-name="T4"> Mode.</text:span></text:p>
        </text:list-item>
        <text:list-item>
          <text:p text:style-name="P8">Base page</text:p>
          <text:list>
            <text:list-item>
              <text:p text:style-name="P11">BAW ... Basic aircraft weight without fuel or water (<text:span text:style-name="T46">always </text:span>14304 lbs<text:span text:style-name="T46"> in DCS??</text:span>)</text:p>
            </text:list-item>
            <text:list-item>
              <text:p text:style-name="P11">H2O ... Water weight (500 lbs when full)</text:p>
            </text:list-item>
            <text:list-item>
              <text:p text:style-name="P11">BDI ... Basic Drag Index</text:p>
            </text:list-item>
          </text:list>
        </text:list-item>
        <text:list-item>
          <text:p text:style-name="P4"><text:span text:style-name="T1">VL (Vertical Landing)</text:span> <text:span text:style-name="T46">and </text:span><text:span text:style-name="T2">VTO (Vertical Takeoff) </text:span><text:span text:style-name="T1">page</text:span><text:span text:style-name="T2">s</text:span></text:p>
          <text:list>
            <text:list-item>
              <text:p text:style-name="P5"><text:span text:style-name="T5">Identical except that </text:span><text:span text:style-name="T15">VL calculates based on 95% of max hover performance</text:span><text:span text:style-name="T5"> and </text:span><text:span text:style-name="T15">VTO calculates based on 97% of max hover performance</text:span><text:span text:style-name="T5">. <text:s/>You have </text:span><text:span text:style-name="T15">more performance</text:span><text:span text:style-name="T5"> with the </text:span><text:span text:style-name="T15">VL</text:span><text:span text:style-name="T5"> weight.</text:span></text:p>
            </text:list-item>
            <text:list-item>
              <text:p text:style-name="P4"><text:span text:style-name="T14">F+W</text:span><text:span text:style-name="T4"> ... Maximum combined weight of onboard fuel and water allowed for vertical landing</text:span><text:span text:style-name="T8">/takeoff</text:span><text:span text:style-name="T4"> with current stores. <text:s/>Changes as you drop stores.</text:span><text:span text:style-name="T8"> <text:s/>Dump fuel or stores to make numbers match your actual fuel and water amounts.</text:span></text:p>
            </text:list-item>
          </text:list>
        </text:list-item>
        <text:list-item>
          <text:p text:style-name="P11"><text:span text:style-name="T1">STO</text:span> (Short Takeoff<text:span text:style-name="T45">/Landing</text:span>) page</text:p>
          <text:list>
            <text:list-item>
              <text:p text:style-name="P11"><text:span text:style-name="T1">NRAS</text:span> ... Nozzle Rotation Airspeed (kts) - Airspeed at which to rotate nozzles.</text:p>
            </text:list-item>
            <text:list-item>
              <text:p text:style-name="P11"><text:span text:style-name="T1">NOZ</text:span> ... Nozzle Angle (deg) - Set Nozzle Stop Lever to this value.</text:p>
            </text:list-item>
            <text:list-item>
              <text:p text:style-name="P11"><text:span text:style-name="T1">GROL</text:span> ... Ground Roll distance (ft)</text:p>
            </text:list-item>
            <text:list-item>
              <text:p text:style-name="P11"><text:span text:style-name="T1">DT50</text:span> ... Distance to clear 50 ft obstacle (ft)</text:p>
            </text:list-item>
            <text:list-item>
              <text:p text:style-name="P11"><text:span text:style-name="T1">ASPD</text:span> ... Abort Speed (kts)</text:p>
            </text:list-item>
            <text:list-item>
              <text:p text:style-name="P11"><text:span text:style-name="T1">SDST</text:span> ... Stopping Distance (ft)</text:p>
            </text:list-item>
            <text:list-item>
              <text:p text:style-name="P12"><text:span text:style-name="T1">OATC</text:span>/<text:span text:style-name="T1">OATF</text:span> ... Outside Air Temperature (deg C or F)</text:p>
            </text:list-item>
            <text:list-item>
              <text:p text:style-name="P12"><text:span text:style-name="T1">ALTM</text:span> ... Altimeter pressure setting (inHg)</text:p>
            </text:list-item>
            <text:list-item>
              <text:p text:style-name="P12"><text:span text:style-name="T1">FELV</text:span> ... Field Elevation (ft)</text:p>
            </text:list-item>
            <text:list-item>
              <text:p text:style-name="P12"><text:span text:style-name="T1">GWT</text:span> ... Gross Weight (lbs) - Current total weight??</text:p>
            </text:list-item>
            <text:list-item>
              <text:p text:style-name="P6"><text:span text:style-name="T16">RUNW</text:span><text:span text:style-name="T6"> ... Runway Data - Use UFC OSBs to change values if needed.</text:span></text:p>
            </text:list-item>
            <text:list-item>
              <text:p text:style-name="P16"><text:span text:style-name="T13">GWIND</text:span><text:span text:style-name="T3"> ... Ground Wind Data (heading/speed in kts) - Use UFC OSBs to change values if needed.</text:span></text:p>
            </text:list-item>
          </text:list>
        </text:list-item>
        <text:list-item>
          <text:p text:style-name="P9">CRUS (Cruise) page</text:p>
          <text:list>
            <text:list-item>
              <text:p text:style-name="P16"><text:span text:style-name="T8">Columns show </text:span><text:span text:style-name="T13">ACR</text:span><text:span text:style-name="T3"> (current Altitude Cruise)</text:span><text:span text:style-name="T8"> and </text:span><text:span text:style-name="T13">OPCR</text:span><text:span text:style-name="T3"> (Optimum Altitude Cruise)</text:span></text:p>
              <text:list>
                <text:list-item>
                  <text:p text:style-name="P14">* means current altitude is higher than optimum altitude</text:p>
                </text:list-item>
                <text:list-item>
                  <text:p text:style-name="P15">Some values can be set with the UFC OSBs to calculate cruise at different speeds/altitudes.</text:p>
                </text:list-item>
              </text:list>
            </text:list-item>
            <text:list-item>
              <text:p text:style-name="P16"><text:span text:style-name="T13">CAS</text:span><text:span text:style-name="T7"> </text:span><text:span text:style-name="T3">... Airspeed</text:span><text:span text:style-name="T7"> in kts</text:span><text:span text:style-name="T3"> for best range at current or optimum altitude.</text:span></text:p>
            </text:list-item>
            <text:list-item>
              <text:p text:style-name="P7"><text:span text:style-name="T16">MACH</text:span><text:span text:style-name="T6"> ... </text:span><text:span text:style-name="T7">Mach</text:span><text:span text:style-name="T6"> for best range at current or optimum altitude.</text:span></text:p>
            </text:list-item>
            <text:list-item>
              <text:p text:style-name="P16"><text:span text:style-name="T13">CALT</text:span><text:span text:style-name="T3"> ... Current</text:span><text:span text:style-name="T7"> (refreshes every couple seconds)</text:span><text:span text:style-name="T3"> or optimum altitude.</text:span></text:p>
            </text:list-item>
            <text:list-item>
              <text:p text:style-name="P16"><text:span text:style-name="T13">RANG</text:span><text:span text:style-name="T3"> ... Range at current or optimum altitude </text:span><text:span text:style-name="T7">if flying at recommended cruise speed</text:span><text:span text:style-name="T3">.</text:span></text:p>
            </text:list-item>
            <text:list-item>
              <text:p text:style-name="P16"><text:span text:style-name="T13">RFUL</text:span><text:span text:style-name="T3"> ... Remaining fuel.</text:span></text:p>
            </text:list-item>
            <text:list-item>
              <text:p text:style-name="P16"><text:span text:style-name="T13">MRNG</text:span><text:span text:style-name="T3"> ... Max Range you can reach if going at current or optimum altitude and spee</text:span><text:span text:style-name="T5">d, with 800 lb reserve.</text:span></text:p>
            </text:list-item>
            <text:list-item>
              <text:p text:style-name="P16"><text:span text:style-name="T13">WIND</text:span><text:span text:style-name="T3"> ... Wind heading/kts at current or optimum altitude.</text:span></text:p>
            </text:list-item>
            <text:list-item>
              <text:p text:style-name="P16"><text:span text:style-name="T13">GWT</text:span><text:span text:style-name="T3"> ... Current Gross Weight.</text:span></text:p>
            </text:list-item>
            <text:list-item>
              <text:p text:style-name="P16"><text:span text:style-name="T13">DI</text:span><text:span text:style-name="T3"> ... Current Drag Index.</text:span></text:p>
            </text:list-item>
          </text:list>
        </text:list-item>
      </text:list>
      <text:p text:style-name="P13"/>
      <text:p text:style-name="P10">Tested Max Weights</text:p>
      <text:p text:style-name="P10">STO</text:p>
      <text:list text:style-name="L2">
        <text:list-item text:start-value="1">
          <text:p text:style-name="P20"><text:span text:style-name="T35">Max weight</text:span><text:span text:style-name="T38"> (as of 2.7.0</text:span><text:span text:style-name="T39"> with the less-powerful engine</text:span><text:span text:style-name="T38">):</text:span></text:p>
          <text:list>
            <text:list-item>
              <text:p text:style-name="P17"><text:span text:style-name="T9">For FARP pad grass strip </text:span><text:span text:style-name="T10">at sea level</text:span><text:span text:style-name="T9">, </text:span><text:span text:style-name="T17">23</text:span><text:span text:style-name="T18">268</text:span><text:span text:style-name="T17"> lbs</text:span><text:span text:style-name="T9"> (100% fuel, gun, TGP, 2x IR Mav, 2x APKWS, 2x AIM-9M) is just possible. <text:s/></text:span><text:span text:style-name="T11">No limit for longer runways.</text:span></text:p>
            </text:list-item>
          </text:list>
        </text:list-item>
      </text:list>
      <text:p text:style-name="P3"><text:span text:style-name="T28">V</text:span><text:span text:style-name="T22">ertical Takeoff</text:span></text:p>
      <text:list text:style-name="L3">
        <text:list-item>
          <text:p text:style-name="P21"><text:span text:style-name="T41">Max weight</text:span><text:span text:style-name="T43"> (</text:span><text:span text:style-name="T38">as of 2.7.0</text:span><text:span text:style-name="T39"> with the less-powerful engine</text:span><text:span text:style-name="T43">)</text:span><text:span text:style-name="T44">:</text:span></text:p>
        </text:list-item>
      </text:list>
      <text:list text:style-name="L4">
        <text:list-item>
          <text:list>
            <text:list-item>
              <text:p text:style-name="P18"><text:span text:style-name="T19">Absolute max</text:span><text:span text:style-name="T24"> at sea level is </text:span><text:span text:style-name="T19">2</text:span><text:span text:style-name="T20">1500</text:span><text:span text:style-name="T19"> lbs</text:span><text:span text:style-name="T24">, </text:span><text:span text:style-name="T25">barely </text:span><text:span text:style-name="T26">climbs, use with </text:span><text:span text:style-name="T21">extreme caution</text:span><text:span text:style-name="T25">.</text:span></text:p>
            </text:list-item>
            <text:list-item>
              <text:p text:style-name="P22"><text:span text:style-name="T41">Reasonable max</text:span><text:span text:style-name="T44"> is </text:span><text:span text:style-name="T40">2</text:span><text:span text:style-name="T36">1</text:span><text:span text:style-name="T37">0</text:span><text:span text:style-name="T40">00 </text:span><text:span text:style-name="T41">lbs</text:span><text:span text:style-name="T42"> wet, 20000 lbs dry</text:span><text:span text:style-name="T44">, allows climbing above obstacles.</text:span></text:p>
            </text:list-item>
            <text:list-item>
              <text:p text:style-name="P18"><text:span text:style-name="T23">2000 ft = 2</text:span><text:span text:style-name="T27">05</text:span><text:span text:style-name="T23">00 lbs??, </text:span><text:span text:style-name="T26">3000 ft = </text:span><text:span text:style-name="T27">19750??</text:span><text:span text:style-name="T26">, </text:span><text:span text:style-name="T23">4000 ft = </text:span><text:span text:style-name="T27">19000</text:span><text:span text:style-name="T23"> lbs</text:span></text:p>
            </text:list-item>
            <text:list-item>
              <text:p text:style-name="P19"><text:span text:style-name="T12">T</text:span><text:span text:style-name="T3">emperature doesn't seem to make a difference, although it should..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09:53.162000000</dc:date>
    <meta:editing-duration>PT9H54M38S</meta:editing-duration>
    <meta:editing-cycles>7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2" meta:word-count="545" meta:character-count="2913" meta:non-whitespace-character-count="2456"/>
  </office:meta>
</office:document-meta>
</file>